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51f53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51f53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51f531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bold" officeooo:rsid="00537443" officeooo:paragraph-rsid="00537443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1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4fb44b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500375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50f692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537443" style:font-size-asian="12pt" style:font-weight-asian="bold" style:font-size-complex="12pt" style:font-weight-complex="bold"/>
    </style:style>
    <style:style style:name="T6" style:family="text">
      <style:text-properties officeooo:rsid="0035db3e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6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2">2</text:span><text:span text:style-name="T3">0</text:span><text:span text:style-name="T5">3</text:span><text:span text:style-name="T1"> - </text:span><text:span text:style-name="T4">Ground - </text:span><text:span text:style-name="T5">Taxi</text:span></text:p>
      <text:p text:style-name="P3"/>
      <text:p text:style-name="P6">Taxi</text:p>
      <text:list xml:id="list1863384076" text:style-name="L1">
        <text:list-item>
          <text:p text:style-name="P7">Release parking brake by pressing toe brakes.</text:p>
          <text:list>
            <text:list-item>
              <text:p text:style-name="P7">To set parking brake:</text:p>
            </text:list-item>
          </text:list>
        </text:list-item>
      </text:list>
      <text:list text:style-name="L2">
        <text:list-item>
          <text:list>
            <text:list-item>
              <text:p text:style-name="P8">Hold parking brake button.</text:p>
            </text:list-item>
            <text:list-item>
              <text:p text:style-name="P8">Hold toe brakes.</text:p>
            </text:list-item>
            <text:list-item>
              <text:p text:style-name="P8">Release parking brake button.</text:p>
            </text:list-item>
            <text:list-item>
              <text:p text:style-name="P8">Release toe brakes.</text:p>
            </text:list-item>
          </text:list>
        </text:list-item>
      </text:list>
      <text:list xml:id="list114119507747201" text:continue-list="list1863384076" text:style-name="L1">
        <text:list-item>
          <text:p text:style-name="P7">Pull collective to begin taxi, then reduce to maintain speed. <text:s/>Use wheel brakes if needed.</text:p>
        </text:list-item>
        <text:list-item>
          <text:p text:style-name="P7">Left rear wheel is controlled with STEER panel, right rear wheel is free-swiveling.</text:p>
        </text:list-item>
        <text:list-item>
          <text:p text:style-name="P7">Steer with swiveling tail wheel controls on STEER panel (center console):</text:p>
          <text:list>
            <text:list-item>
              <text:p text:style-name="P7">SWIVEL switch ... STEER</text:p>
            </text:list-item>
            <text:list-item>
              <text:p text:style-name="P7">Steering knob ... Turn as needed to steer</text:p>
            </text:list-item>
            <text:list-item>
              <text:p text:style-name="P7">When finished and ready for takeoff, SWIVEL switch ... LOCK or UNLOCK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24M39S</meta:editing-duration>
    <meta:editing-cycles>56</meta:editing-cycles>
    <meta:generator>LibreOffice/7.4.5.1$Windows_X86_64 LibreOffice_project/9c0871452b3918c1019dde9bfac75448afc4b57f</meta:generator>
    <dc:date>2024-11-03T11:41:18.708000000</dc:date>
    <meta:document-statistic meta:table-count="1" meta:image-count="0" meta:object-count="0" meta:page-count="1" meta:paragraph-count="20" meta:word-count="124" meta:character-count="640" meta:non-whitespace-character-count="547"/>
  </office:meta>
</office:document-meta>
</file>